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46.57mm"/>
    </style:style>
    <style:style style:name="co4" style:family="table-column">
      <style:table-column-properties fo:break-before="auto" style:column-width="54.73mm"/>
    </style:style>
    <style:style style:name="ro1" style:family="table-row">
      <style:table-row-properties style:row-height="8.7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Liberation serif;Times New Roman" fo:font-size="10pt" fo:font-weight="bold" fo:country="ES" style:country-asian="SA" style:font-name-asian="Cambria" style:font-size-asian="10pt" style:font-size-complex="10pt" style:font-weight-asian="bold" style:font-weight-complex="bold"/>
    </style:style>
    <style:style style:name="T2" style:family="text">
      <style:text-properties fo:color="#000000" fo:font-size="10pt" fo:font-weight="bold" fo:country="ES" style:country-asian="SA" style:font-name="Liberation mono;Courier New" style:font-name-asian="Courier New" style:font-size-asian="12pt"/>
    </style:style>
    <style:style style:name="T3" style:family="text">
      <style:text-properties fo:color="#000000" fo:font-size="10pt" fo:font-weight="bold" fo:country="ES" style:country-asian="SA" style:font-name="Liberation serif;Times New Roman" style:font-name-asian="Cambria" style:font-size-asian="10pt" style:font-size-complex="10pt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60.01mm" svg:height="89.95mm" svg:x="69mm" svg:y="77.44mm">
            <loext:p draw:notify-on-update-of-ranges="Hoja1.A1:Hoja1.A1 Hoja1.A2:Hoja1.A13 Hoja1.B1:Hoja1.B1 Hoja1.B2:Hoja1.B13 Hoja1.C1:Hoja1.C1 Hoja1.C2:Hoja1.C13 Hoja1.D1:Hoja1.D1 Hoja1.D2:Hoja1.D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T. secuencial vect. Globales</text:p>
            <text:p>1 thread/core</text:p>
          </table:table-cell>
          <table:table-cell table:style-name="ce9" office:value-type="string" calcext:value-type="string">
            <text:p><text:span text:style-name="T1">T. paralelo (versión </text:span><text:span text:style-name="T2">for</text:span><text:span text:style-name="T3">)</text:span></text:p>
            <text:p>24 threads/12 cores</text:p>
          </table:table-cell>
          <table:table-cell table:style-name="ce9" office:value-type="string" calcext:value-type="string">
            <text:p><text:span text:style-name="T1">T. paralelo (versión </text:span><text:span text:style-name="T2">sections)</text:span></text:p>
            <text:p>24 threads/12 cores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0.00011024" calcext:value-type="float">
            <text:p>0,00011024</text:p>
          </table:table-cell>
          <table:table-cell office:value-type="float" office:value="0.003916312" calcext:value-type="float">
            <text:p>0,003916312</text:p>
          </table:table-cell>
          <table:table-cell office:value-type="float" office:value="0.004636964" calcext:value-type="float">
            <text:p>0,004636964</text:p>
          </table:table-cell>
        </table:table-row>
        <table:table-row table:style-name="ro2">
          <table:table-cell table:style-name="ce3" office:value-type="float" office:value="32768" calcext:value-type="float">
            <text:p>32768</text:p>
          </table:table-cell>
          <table:table-cell table:style-name="ce7" office:value-type="float" office:value="0.000214805" calcext:value-type="float">
            <text:p>0,000214805</text:p>
          </table:table-cell>
          <table:table-cell table:style-name="ce7" office:value-type="float" office:value="0.003927053" calcext:value-type="float">
            <text:p>0,003927053</text:p>
          </table:table-cell>
          <table:table-cell table:style-name="ce7" office:value-type="float" office:value="0.002933783" calcext:value-type="float">
            <text:p>0,002933783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0.000440798" calcext:value-type="float">
            <text:p>0,000440798</text:p>
          </table:table-cell>
          <table:table-cell office:value-type="float" office:value="0.004223738" calcext:value-type="float">
            <text:p>0,004223738</text:p>
          </table:table-cell>
          <table:table-cell office:value-type="float" office:value="0.003855501" calcext:value-type="float">
            <text:p>0,003855501</text:p>
          </table:table-cell>
        </table:table-row>
        <table:table-row table:style-name="ro2">
          <table:table-cell table:style-name="ce4" office:value-type="float" office:value="131072" calcext:value-type="float">
            <text:p>131072</text:p>
          </table:table-cell>
          <table:table-cell table:style-name="ce7" office:value-type="float" office:value="0.000858666" calcext:value-type="float">
            <text:p>0,000858666</text:p>
          </table:table-cell>
          <table:table-cell table:style-name="ce7" office:value-type="float" office:value="0.002273383" calcext:value-type="float">
            <text:p>0,002273383</text:p>
          </table:table-cell>
          <table:table-cell table:style-name="ce7" office:value-type="float" office:value="0.004608277" calcext:value-type="float">
            <text:p>0,004608277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0.001322313" calcext:value-type="float">
            <text:p>0,001322313</text:p>
          </table:table-cell>
          <table:table-cell office:value-type="float" office:value="0.004263617" calcext:value-type="float">
            <text:p>0,004263617</text:p>
          </table:table-cell>
          <table:table-cell office:value-type="float" office:value="0.004989085" calcext:value-type="float">
            <text:p>0,004989085</text:p>
          </table:table-cell>
        </table:table-row>
        <table:table-row table:style-name="ro2">
          <table:table-cell table:style-name="ce4" office:value-type="float" office:value="524288" calcext:value-type="float">
            <text:p>524288</text:p>
          </table:table-cell>
          <table:table-cell table:style-name="ce7" office:value-type="float" office:value="0.002820559" calcext:value-type="float">
            <text:p>0,002820559</text:p>
          </table:table-cell>
          <table:table-cell table:style-name="ce7" office:value-type="float" office:value="0.004880893" calcext:value-type="float">
            <text:p>0,004880893</text:p>
          </table:table-cell>
          <table:table-cell table:style-name="ce7" office:value-type="float" office:value="0.004731708" calcext:value-type="float">
            <text:p>0,004731708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0.006159536" calcext:value-type="float">
            <text:p>0,006159536</text:p>
          </table:table-cell>
          <table:table-cell office:value-type="float" office:value="0.007761521" calcext:value-type="float">
            <text:p>0,007761521</text:p>
          </table:table-cell>
          <table:table-cell office:value-type="float" office:value="0.005203183" calcext:value-type="float">
            <text:p>0,005203183</text:p>
          </table:table-cell>
        </table:table-row>
        <table:table-row table:style-name="ro2">
          <table:table-cell table:style-name="ce4" office:value-type="float" office:value="2097152" calcext:value-type="float">
            <text:p>2097152</text:p>
          </table:table-cell>
          <table:table-cell table:style-name="ce7" office:value-type="float" office:value="0.012407851" calcext:value-type="float">
            <text:p>0,012407851</text:p>
          </table:table-cell>
          <table:table-cell table:style-name="ce7" office:value-type="float" office:value="0.007738019" calcext:value-type="float">
            <text:p>0,007738019</text:p>
          </table:table-cell>
          <table:table-cell table:style-name="ce7" office:value-type="float" office:value="0.008153208" calcext:value-type="float">
            <text:p>0,008153208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0.024263801" calcext:value-type="float">
            <text:p>0,024263801</text:p>
          </table:table-cell>
          <table:table-cell office:value-type="float" office:value="0.008003552" calcext:value-type="float">
            <text:p>0,008003552</text:p>
          </table:table-cell>
          <table:table-cell office:value-type="float" office:value="0.015064378" calcext:value-type="float">
            <text:p>0,015064378</text:p>
          </table:table-cell>
        </table:table-row>
        <table:table-row table:style-name="ro2">
          <table:table-cell table:style-name="ce4" office:value-type="float" office:value="8388608" calcext:value-type="float">
            <text:p>8388608</text:p>
          </table:table-cell>
          <table:table-cell table:style-name="ce7" office:value-type="float" office:value="0.047937118" calcext:value-type="float">
            <text:p>0,047937118</text:p>
          </table:table-cell>
          <table:table-cell table:style-name="ce7" office:value-type="float" office:value="0.012863912" calcext:value-type="float">
            <text:p>0,012863912</text:p>
          </table:table-cell>
          <table:table-cell table:style-name="ce7" office:value-type="float" office:value="0.025248748" calcext:value-type="float">
            <text:p>0,025248748</text:p>
          </table:table-cell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float" office:value="0.091195253" calcext:value-type="float">
            <text:p>0,091195253</text:p>
          </table:table-cell>
          <table:table-cell office:value-type="float" office:value="0.021655632" calcext:value-type="float">
            <text:p>0,021655632</text:p>
          </table:table-cell>
          <table:table-cell office:value-type="float" office:value="0.051777942" calcext:value-type="float">
            <text:p>0,051777942</text:p>
          </table:table-cell>
        </table:table-row>
        <table:table-row table:style-name="ro2">
          <table:table-cell table:style-name="ce4" office:value-type="float" office:value="33554432" calcext:value-type="float">
            <text:p>33554432</text:p>
          </table:table-cell>
          <table:table-cell table:style-name="ce7" office:value-type="float" office:value="0.188316078" calcext:value-type="float">
            <text:p>0,188316078</text:p>
          </table:table-cell>
          <table:table-cell table:style-name="ce7" office:value-type="float" office:value="0.041361358" calcext:value-type="float">
            <text:p>0,041361358</text:p>
          </table:table-cell>
          <table:table-cell table:style-name="ce7" office:value-type="float" office:value="0.098129817" calcext:value-type="float">
            <text:p>0,098129817</text:p>
          </table:table-cell>
        </table:table-row>
        <table:table-row table:style-name="ro2">
          <table:table-cell table:style-name="ce5" office:value-type="float" office:value="67108864" calcext:value-type="float">
            <text:p>67108864</text:p>
          </table:table-cell>
          <table:table-cell table:style-name="ce8" office:value-type="float" office:value="0.181112623" calcext:value-type="float">
            <text:p>0,181112623</text:p>
          </table:table-cell>
          <table:table-cell table:style-name="ce8" office:value-type="float" office:value="0.045260213" calcext:value-type="float">
            <text:p>0,045260213</text:p>
          </table:table-cell>
          <table:table-cell table:style-name="ce8" office:value-type="float" office:value="0.099727063" calcext:value-type="float">
            <text:p>0,0997270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1:51:46.834666156</meta:creation-date>
    <meta:generator>LibreOffice/5.1.6.2$Linux_X86_64 LibreOffice_project/10m0$Build-2</meta:generator>
    <dc:date>2018-03-26T23:23:49.880046591</dc:date>
    <meta:editing-duration>PT47M45S</meta:editing-duration>
    <meta:editing-cycles>4</meta:editing-cycles>
    <meta:document-statistic meta:table-count="1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8.996cm" xlink:href=".." xlink:type="simple" chart:class="chart:line" chart:style-name="ch1">
        <chart:legend chart:legend-position="end" svg:x="10.266cm" svg:y="3.105cm" style:legend-expansion="high" chart:style-name="ch2"/>
        <chart:plot-area chart:style-name="ch3" table:cell-range-address="Hoja1.A1:Hoja1.D13" chart:data-source-has-labels="both" svg:x="0.32cm" svg:y="0.179cm" svg:width="9.626cm" svg:height="8.638cm">
          <chartooo:coordinate-region svg:x="1.232cm" svg:y="0.179cm" svg:width="8.573cm" svg:height="6.86cm"/>
          <chart:axis chart:dimension="x" chart:name="primary-x" chart:style-name="ch4" chartooo:axis-type="auto">
            <chartooo:date-scale/>
            <chart:categories table:cell-range-address="Hoja1.A2:Hoja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13" chart:label-cell-address="Hoja1.B1:Hoja1.B1" chart:class="chart:line">
            <chart:data-point chart:repeated="12"/>
          </chart:series>
          <chart:series chart:style-name="ch7" chart:values-cell-range-address="Hoja1.C2:Hoja1.C13" chart:label-cell-address="Hoja1.C1:Hoja1.C1" chart:class="chart:line">
            <chart:data-point chart:repeated="12"/>
          </chart:series>
          <chart:series chart:style-name="ch8" chart:values-cell-range-address="Hoja1.D2:Hoja1.D13" chart:label-cell-address="Hoja1.D1:Hoja1.D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. secuencial vect. Globales
1 thread/core</text:p>
                <draw:g>
                  <svg:desc>Hoja1.B1:Hoja1.B1</svg:desc>
                </draw:g>
              </table:table-cell>
              <table:table-cell office:value-type="string">
                <text:p>T. paralelo (versión for)
24 threads/12 cores</text:p>
                <draw:g>
                  <svg:desc>Hoja1.C1:Hoja1.C1</svg:desc>
                </draw:g>
              </table:table-cell>
              <table:table-cell office:value-type="string">
                <text:p>T. paralelo (versión sections)
24 threads/12 cores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  <draw:g>
                  <svg:desc>Hoja1.A2:Hoja1.A13</svg:desc>
                </draw:g>
              </table:table-cell>
              <table:table-cell office:value-type="float" office:value="0.00011024">
                <text:p>0.00011024</text:p>
                <draw:g>
                  <svg:desc>Hoja1.B2:Hoja1.B13</svg:desc>
                </draw:g>
              </table:table-cell>
              <table:table-cell office:value-type="float" office:value="0.003916312">
                <text:p>0.003916312</text:p>
                <draw:g>
                  <svg:desc>Hoja1.C2:Hoja1.C13</svg:desc>
                </draw:g>
              </table:table-cell>
              <table:table-cell office:value-type="float" office:value="0.004636964">
                <text:p>0.004636964</text:p>
                <draw:g>
                  <svg:desc>Hoja1.D2:Hoja1.D13</svg:desc>
                </draw:g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0214805">
                <text:p>0.000214805</text:p>
              </table:table-cell>
              <table:table-cell office:value-type="float" office:value="0.003927053">
                <text:p>0.003927053</text:p>
              </table:table-cell>
              <table:table-cell office:value-type="float" office:value="0.002933783">
                <text:p>0.002933783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0440798">
                <text:p>0.000440798</text:p>
              </table:table-cell>
              <table:table-cell office:value-type="float" office:value="0.004223738">
                <text:p>0.004223738</text:p>
              </table:table-cell>
              <table:table-cell office:value-type="float" office:value="0.003855501">
                <text:p>0.003855501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0858666">
                <text:p>0.000858666</text:p>
              </table:table-cell>
              <table:table-cell office:value-type="float" office:value="0.002273383">
                <text:p>0.002273383</text:p>
              </table:table-cell>
              <table:table-cell office:value-type="float" office:value="0.004608277">
                <text:p>0.004608277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1322313">
                <text:p>0.001322313</text:p>
              </table:table-cell>
              <table:table-cell office:value-type="float" office:value="0.004263617">
                <text:p>0.004263617</text:p>
              </table:table-cell>
              <table:table-cell office:value-type="float" office:value="0.004989085">
                <text:p>0.004989085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2820559">
                <text:p>0.002820559</text:p>
              </table:table-cell>
              <table:table-cell office:value-type="float" office:value="0.004880893">
                <text:p>0.004880893</text:p>
              </table:table-cell>
              <table:table-cell office:value-type="float" office:value="0.004731708">
                <text:p>0.004731708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6159536">
                <text:p>0.006159536</text:p>
              </table:table-cell>
              <table:table-cell office:value-type="float" office:value="0.007761521">
                <text:p>0.007761521</text:p>
              </table:table-cell>
              <table:table-cell office:value-type="float" office:value="0.005203183">
                <text:p>0.005203183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12407851">
                <text:p>0.012407851</text:p>
              </table:table-cell>
              <table:table-cell office:value-type="float" office:value="0.007738019">
                <text:p>0.007738019</text:p>
              </table:table-cell>
              <table:table-cell office:value-type="float" office:value="0.008153208">
                <text:p>0.008153208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24263801">
                <text:p>0.024263801</text:p>
              </table:table-cell>
              <table:table-cell office:value-type="float" office:value="0.008003552">
                <text:p>0.008003552</text:p>
              </table:table-cell>
              <table:table-cell office:value-type="float" office:value="0.015064378">
                <text:p>0.015064378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47937118">
                <text:p>0.047937118</text:p>
              </table:table-cell>
              <table:table-cell office:value-type="float" office:value="0.012863912">
                <text:p>0.012863912</text:p>
              </table:table-cell>
              <table:table-cell office:value-type="float" office:value="0.025248748">
                <text:p>0.025248748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091195253">
                <text:p>0.091195253</text:p>
              </table:table-cell>
              <table:table-cell office:value-type="float" office:value="0.021655632">
                <text:p>0.021655632</text:p>
              </table:table-cell>
              <table:table-cell office:value-type="float" office:value="0.051777942">
                <text:p>0.051777942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188316078">
                <text:p>0.188316078</text:p>
              </table:table-cell>
              <table:table-cell office:value-type="float" office:value="0.041361358">
                <text:p>0.041361358</text:p>
              </table:table-cell>
              <table:table-cell office:value-type="float" office:value="0.098129817">
                <text:p>0.098129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